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3a1a0f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.664cm" svg:height="0.937cm" svg:x="4.094cm" svg:y="20.659cm">
            <draw:object draw:notify-on-update-of-ranges="Sheet1.G3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2cm" svg:height="9.004cm" svg:x="8.199cm" svg:y="3.852cm">
            <draw:object draw:notify-on-update-of-ranges="Sheet1.A1:Sheet1.A1 Sheet1.A2:Sheet1.A7 Sheet1.F1:Sheet1.F1 Sheet1.F2:Sheet1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RK 1</text:p>
          </table:table-cell>
          <table:table-cell table:style-name="ce1" office:value-type="string" calcext:value-type="string">
            <text:p>MARK 2</text:p>
          </table:table-cell>
          <table:table-cell table:style-name="ce1" office:value-type="string" calcext:value-type="string">
            <text:p>MARK 3</text:p>
          </table:table-cell>
          <table:table-cell table:style-name="ce1" office:value-type="string" calcext:value-type="string">
            <text:p>MARK 4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SIR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formula="of:=SUM([.B3:.E3])" office:value-type="float" office:value="308" calcext:value-type="float">
            <text:p>308</text:p>
          </table:table-cell>
          <table:table-cell table:formula="of:=[.F3]/4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MEE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formula="of:=SUM([.B4:.E4])" office:value-type="float" office:value="350" calcext:value-type="float">
            <text:p>350</text:p>
          </table:table-cell>
          <table:table-cell table:formula="of:=[.F4]/4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IDRIS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formula="of:=SUM([.B5:.E5])" office:value-type="float" office:value="318" calcext:value-type="float">
            <text:p>318</text:p>
          </table:table-cell>
          <table:table-cell table:formula="of:=[.F5]/4"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ARIF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SUM([.B6:.E6])" office:value-type="float" office:value="313" calcext:value-type="float">
            <text:p>313</text:p>
          </table:table-cell>
          <table:table-cell table:formula="of:=[.F6]/4"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KOUSAR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SUM([.B7:.E7])" office:value-type="float" office:value="167" calcext:value-type="float">
            <text:p>167</text:p>
          </table:table-cell>
          <table:table-cell table:formula="of:=[.F7]/4" office:value-type="float" office:value="41.75" calcext:value-type="float">
            <text:p>4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4:21:27.436734528</meta:creation-date>
    <dc:date>2025-03-06T14:39:24.932675446</dc:date>
    <meta:editing-duration>PT7M47S</meta:editing-duration>
    <meta:editing-cycles>1</meta:editing-cycles>
    <meta:document-statistic meta:table-count="1" meta:cell-count="42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.665cm" svg:height="0.938cm" xlink:href=".." xlink:type="simple" chart:class="chart:bar" chart:style-name="ch1">
        <chart:title svg:x="0.299cm" svg:y="0.154cm" chart:style-name="ch2">
          <text:p>III BSC IT</text:p>
        </chart:title>
        <chart:subtitle svg:x="0cm" svg:y="0cm" chart:style-name="ch3">
          <text:p>SEM MARKS</text:p>
        </chart:subtitle>
        <chart:legend chart:legend-position="end" svg:x="0cm" svg:y="0cm" style:legend-expansion="high" chart:style-name="ch4"/>
        <chart:plot-area chart:style-name="ch5" table:cell-range-address="Sheet1.G3:Sheet1.G7" svg:x="0cm" svg:y="0cm" svg:width="0cm" svg:height="0cm">
          <chart:coordinate-region svg:x="0cm" svg:y="0cm" svg:width="0cm" svg:height="0cm"/>
          <chart:axis chart:dimension="x" chart:name="primary-x" chart:style-name="ch6">
            <chart:title svg:x="0cm" svg:y="0cm" chart:style-name="ch7">
              <text:p>MARKS</text:p>
            </chart:title>
          </chart:axis>
          <chart:axis chart:dimension="y" chart:name="primary-y" chart:style-name="ch8">
            <chart:title svg:x="0cm" svg:y="0cm" chart:style-name="ch9">
              <text:p>NAME</text:p>
            </chart:title>
            <chart:grid chart:style-name="ch10" chart:class="major"/>
          </chart:axis>
          <chart:series chart:style-name="ch11" chart:values-cell-range-address="Sheet1.G3:Sheet1.G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">
                <text:p>77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75">
                <text:p>4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title svg:x="6.696cm" svg:y="0.316cm" chart:style-name="ch2">
          <text:p>3RD BSC IT</text:p>
        </chart:title>
        <chart:subtitle svg:x="5.955cm" svg:y="1.275cm" chart:style-name="ch3">
          <text:p>SEMSESTER MARKS</text:p>
        </chart:subtitle>
        <chart:legend chart:legend-position="end" svg:x="14.127cm" svg:y="4.203cm" style:legend-expansion="high" chart:style-name="ch4"/>
        <chart:plot-area chart:style-name="ch5" table:cell-range-address="Sheet1.A1:Sheet1.A7 Sheet1.F1:Sheet1.F7" chart:data-source-has-labels="both" svg:x="1.33cm" svg:y="2.138cm" svg:width="12.478cm" svg:height="5.7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3.146cm" svg:y="2.138cm" svg:width="10.551cm" svg:height="5.0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0.451cm" svg:y="5.511cm" chart:style-name="ch7">
              <text:p>NAME</text:p>
            </chart:title>
            <chart:categories table:cell-range-address="Sheet1.A2:Sheet1.A7"/>
          </chart:axis>
          <chart:axis chart:dimension="y" chart:name="primary-y" chart:style-name="ch8">
            <chart:title svg:x="6.943cm" svg:y="8.024cm" chart:style-name="ch9">
              <text:p>MARK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F2:Sheet1.F7" chart:label-cell-address="Sheet1.F1:Sheet1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7</svg:desc>
                </draw:g>
              </table:table-cell>
              <table:table-cell office:value-type="float" office:value="NaN">
                <text:p>NaN</text:p>
                <draw:g>
                  <svg:desc>Sheet1.F2:Sheet1.F7</svg:desc>
                </draw:g>
              </table:table-cell>
            </table:table-row>
            <table:table-row>
              <table:table-cell office:value-type="string">
                <text:p>SAMSIR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MEEN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IDRIS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ARIF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KOUSAR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